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automatic-styles>
    <style:style style:name="ce1" style:family="table-cell" style:parent-style-name="Standard_32_3" style:data-style-name="N3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2" style:family="table-cell" style:parent-style-name="Standard_32_3" style:data-style-name="N3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3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4" style:family="table-cell" style:parent-style-name="Default" style:data-style-name="N3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3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6" style:family="table-cell" style:parent-style-name="Standard_32_3" style:data-style-name="N3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10pt" style:font-size-asian="10pt" style:font-size-complex="10pt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8" style:family="table-cell" style:parent-style-name="Standard_32_3" style:data-style-name="N4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10pt" style:font-size-asian="10pt" style:font-size-complex="10pt"/>
    </style:style>
    <style:style style:name="ce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1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Standard_32_3" style:data-style-name="N3">
      <style:table-cell-properties style:vertical-align="automatic" fo:background-color="transparent"/>
      <style:text-properties style:font-name="Calibri" style:font-name-asian="Calibri" style:font-name-complex="Calibri" fo:font-size="7pt" style:font-size-asian="7pt" style:font-size-complex="7pt"/>
    </style:style>
    <style:style style:name="ce13" style:family="table-cell" style:parent-style-name="Standard_32_3" style:data-style-name="N3">
      <style:table-cell-properties fo:border-top="none" fo:border-bottom="2pt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4" style:family="table-cell" style:parent-style-name="Standard_32_3" style:data-style-name="N4">
      <style:table-cell-properties fo:border-top="2pt solid #B0063D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5" style:family="table-cell" style:parent-style-name="Standard_32_3" style:data-style-name="N4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6" style:family="table-cell" style:parent-style-name="Standard_32_3" style:data-style-name="N3">
      <style:table-cell-properties fo:border-top="2pt solid #B0063D" fo:border-bottom="thin solid #B0063D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3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11.69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aechennutzung" table:style-name="ta1">
        <table:table-column table:style-name="co1" table:default-cell-style-name="ce12"/>
        <table:table-column table:style-name="co2" table:number-columns-repeated="3" table:default-cell-style-name="ce12"/>
        <table:table-column table:style-name="co3" table:default-cell-style-name="ce12"/>
        <table:table-column table:style-name="co4" table:default-cell-style-name="ce12"/>
        <table:table-column table:style-name="co2" table:number-columns-repeated="5" table:default-cell-style-name="ce12"/>
        <table:table-column table:style-name="co5" table:number-columns-repeated="16373" table:default-cell-style-name="ce12"/>
        <table:table-row table:style-name="ro1">
          <table:table-cell office:value-type="string" table:number-columns-spanned="11" table:number-rows-spanned="1" table:style-name="ce13">
            <text:p>Land- und forstwirtschaftliche Betriebe nach Flächennutzung 2020 – Fläche in Hektar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style-name="ce2">
            <text:p>Flächennutzung</text:p>
          </table:table-cell>
          <table:table-cell office:value-type="string" table:style-name="ce2">
            <text:p>Österreich</text:p>
          </table:table-cell>
          <table:table-cell office:value-type="string" table:style-name="ce2">
            <text:p>Burgenland</text:p>
          </table:table-cell>
          <table:table-cell office:value-type="string" table:style-name="ce2">
            <text:p>Kärnten</text:p>
          </table:table-cell>
          <table:table-cell office:value-type="string" table:style-name="ce2">
            <text:p>Niederösterreich</text:p>
          </table:table-cell>
          <table:table-cell office:value-type="string" table:style-name="ce2">
            <text:p>Oberösterreich</text:p>
          </table:table-cell>
          <table:table-cell office:value-type="string" table:style-name="ce2">
            <text:p>Salzburg</text:p>
          </table:table-cell>
          <table:table-cell office:value-type="string" table:style-name="ce2">
            <text:p>Steiermark</text:p>
          </table:table-cell>
          <table:table-cell office:value-type="string" table:style-name="ce2">
            <text:p>Tirol</text:p>
          </table:table-cell>
          <table:table-cell office:value-type="string" table:style-name="ce2">
            <text:p>Vorarlberg</text:p>
          </table:table-cell>
          <table:table-cell office:value-type="string" table:style-name="ce2">
            <text:p>Wien</text:p>
          </table:table-cell>
          <table:table-cell table:style-name="ce3"/>
          <table:table-cell table:number-columns-repeated="16372" table:style-name="ce4"/>
        </table:table-row>
        <table:table-row table:style-name="ro3">
          <table:table-cell office:value-type="string" table:number-columns-spanned="11" table:number-rows-spanned="1" table:style-name="ce14">
            <text:p>Gesamtübersicht der Betriebe mit land- und forstwirtschaftlicher Fläche</text:p>
          </table:table-cell>
          <table:covered-table-cell table:number-columns-repeated="10"/>
          <table:table-cell table:number-columns-repeated="16373" table:style-name="ce5"/>
        </table:table-row>
        <table:table-row table:style-name="ro3">
          <table:table-cell office:value-type="string" table:style-name="ce6">
            <text:p>Betriebe insgesamt</text:p>
          </table:table-cell>
          <table:table-cell office:value-type="float" office:value="154953" table:style-name="ce7">
            <text:p>154 953</text:p>
          </table:table-cell>
          <table:table-cell office:value-type="float" office:value="7973" table:style-name="ce7">
            <text:p>7 973</text:p>
          </table:table-cell>
          <table:table-cell office:value-type="float" office:value="18228" table:style-name="ce7">
            <text:p>18 228</text:p>
          </table:table-cell>
          <table:table-cell office:value-type="float" office:value="37453" table:style-name="ce7">
            <text:p>37 453</text:p>
          </table:table-cell>
          <table:table-cell office:value-type="float" office:value="29173" table:style-name="ce7">
            <text:p>29 173</text:p>
          </table:table-cell>
          <table:table-cell office:value-type="float" office:value="9320" table:style-name="ce7">
            <text:p>9 320</text:p>
          </table:table-cell>
          <table:table-cell office:value-type="float" office:value="33605" table:style-name="ce7">
            <text:p>33 605</text:p>
          </table:table-cell>
          <table:table-cell office:value-type="float" office:value="14215" table:style-name="ce7">
            <text:p>14 215</text:p>
          </table:table-cell>
          <table:table-cell office:value-type="float" office:value="4279" table:style-name="ce7">
            <text:p>4 279</text:p>
          </table:table-cell>
          <table:table-cell office:value-type="float" office:value="707" table:style-name="ce7">
            <text:p>707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Gesamtfläche insgesamt</text:p>
          </table:table-cell>
          <table:table-cell office:value-type="float" office:value="6940893.4573999997" table:style-name="ce9">
            <text:p>6 940 893,46</text:p>
          </table:table-cell>
          <table:table-cell office:value-type="float" office:value="271586.65769999998" table:style-name="ce9">
            <text:p>271 586,66</text:p>
          </table:table-cell>
          <table:table-cell office:value-type="float" office:value="834473.26300000004" table:style-name="ce9">
            <text:p>834 473,26</text:p>
          </table:table-cell>
          <table:table-cell office:value-type="float" office:value="1652691.6333999999" table:style-name="ce9">
            <text:p>1 652 691,63</text:p>
          </table:table-cell>
          <table:table-cell office:value-type="float" office:value="1054416.2346999999" table:style-name="ce9">
            <text:p>1 054 416,23</text:p>
          </table:table-cell>
          <table:table-cell office:value-type="float" office:value="600838.46070000005" table:style-name="ce9">
            <text:p>600 838,46</text:p>
          </table:table-cell>
          <table:table-cell office:value-type="float" office:value="1377660.0723000001" table:style-name="ce9">
            <text:p>1 377 660,07</text:p>
          </table:table-cell>
          <table:table-cell office:value-type="float" office:value="936975.7047" table:style-name="ce9">
            <text:p>936 975,70</text:p>
          </table:table-cell>
          <table:table-cell office:value-type="float" office:value="195113.47570000001" table:style-name="ce9">
            <text:p>195 113,48</text:p>
          </table:table-cell>
          <table:table-cell office:value-type="float" office:value="17137.9552" table:style-name="ce9">
            <text:p>17 137,96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Landwirtschaftlich genutzte Fläche insgesamt</text:p>
          </table:table-cell>
          <table:table-cell office:value-type="float" office:value="2602665.6839000001" table:style-name="ce9">
            <text:p>2 602 665,68</text:p>
          </table:table-cell>
          <table:table-cell office:value-type="float" office:value="176316.2199" table:style-name="ce9">
            <text:p>176 316,22</text:p>
          </table:table-cell>
          <table:table-cell office:value-type="float" office:value="210987.14720000001" table:style-name="ce9">
            <text:p>210 987,15</text:p>
          </table:table-cell>
          <table:table-cell office:value-type="float" office:value="885794.52639999997" table:style-name="ce9">
            <text:p>885 794,53</text:p>
          </table:table-cell>
          <table:table-cell office:value-type="float" office:value="502979.59179999999" table:style-name="ce9">
            <text:p>502 979,59</text:p>
          </table:table-cell>
          <table:table-cell office:value-type="float" office:value="164602.66560000001" table:style-name="ce9">
            <text:p>164 602,67</text:p>
          </table:table-cell>
          <table:table-cell office:value-type="float" office:value="356086.1507" table:style-name="ce9">
            <text:p>356 086,15</text:p>
          </table:table-cell>
          <table:table-cell office:value-type="float" office:value="225758.5557" table:style-name="ce9">
            <text:p>225 758,56</text:p>
          </table:table-cell>
          <table:table-cell office:value-type="float" office:value="73804.596999999994" table:style-name="ce9">
            <text:p>73 804,60</text:p>
          </table:table-cell>
          <table:table-cell office:value-type="float" office:value="6336.2295999999997" table:style-name="ce9">
            <text:p>6 336,23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Forstwirtschaftlich genutzte Fläche insgesamt</text:p>
          </table:table-cell>
          <table:table-cell office:value-type="float" office:value="3413606.1244000001" table:style-name="ce9">
            <text:p>3 413 606,12</text:p>
          </table:table-cell>
          <table:table-cell office:value-type="float" office:value="87461.968500000003" table:style-name="ce9">
            <text:p>87 461,97</text:p>
          </table:table-cell>
          <table:table-cell office:value-type="float" office:value="497607.44689999998" table:style-name="ce9">
            <text:p>497 607,45</text:p>
          </table:table-cell>
          <table:table-cell office:value-type="float" office:value="705356.24879999994" table:style-name="ce9">
            <text:p>705 356,25</text:p>
          </table:table-cell>
          <table:table-cell office:value-type="float" office:value="449152.29729999998" table:style-name="ce9">
            <text:p>449 152,30</text:p>
          </table:table-cell>
          <table:table-cell office:value-type="float" office:value="269138.17210000003" table:style-name="ce9">
            <text:p>269 138,17</text:p>
          </table:table-cell>
          <table:table-cell office:value-type="float" office:value="850610.45070000004" table:style-name="ce9">
            <text:p>850 610,45</text:p>
          </table:table-cell>
          <table:table-cell office:value-type="float" office:value="468830.73109999998" table:style-name="ce9">
            <text:p>468 830,73</text:p>
          </table:table-cell>
          <table:table-cell office:value-type="float" office:value="75716.873800000001" table:style-name="ce9">
            <text:p>75 716,87</text:p>
          </table:table-cell>
          <table:table-cell office:value-type="float" office:value="9731.9351999999999" table:style-name="ce9">
            <text:p>9 731,94</text:p>
          </table:table-cell>
          <table:table-cell table:number-columns-repeated="16373" table:style-name="ce5"/>
        </table:table-row>
        <table:table-row table:style-name="ro3">
          <table:table-cell office:value-type="string" table:number-columns-spanned="11" table:number-rows-spanned="1" table:style-name="ce15">
            <text:p>Betriebe nur mit landwirtschaftlich genutzter Fläche</text:p>
          </table:table-cell>
          <table:covered-table-cell table:number-columns-repeated="10"/>
          <table:table-cell table:number-columns-repeated="16373" table:style-name="ce5"/>
        </table:table-row>
        <table:table-row table:style-name="ro3">
          <table:table-cell office:value-type="string" table:style-name="ce6">
            <text:p>Betriebe</text:p>
          </table:table-cell>
          <table:table-cell office:value-type="float" office:value="17616" table:style-name="ce7">
            <text:p>17 616</text:p>
          </table:table-cell>
          <table:table-cell office:value-type="float" office:value="2639" table:style-name="ce7">
            <text:p>2 639</text:p>
          </table:table-cell>
          <table:table-cell office:value-type="float" office:value="824" table:style-name="ce7">
            <text:p>824</text:p>
          </table:table-cell>
          <table:table-cell office:value-type="float" office:value="7047" table:style-name="ce7">
            <text:p>7 047</text:p>
          </table:table-cell>
          <table:table-cell office:value-type="float" office:value="1623" table:style-name="ce7">
            <text:p>1 623</text:p>
          </table:table-cell>
          <table:table-cell office:value-type="float" office:value="757" table:style-name="ce7">
            <text:p>757</text:p>
          </table:table-cell>
          <table:table-cell office:value-type="float" office:value="1860" table:style-name="ce7">
            <text:p>1 860</text:p>
          </table:table-cell>
          <table:table-cell office:value-type="float" office:value="1790" table:style-name="ce7">
            <text:p>1 790</text:p>
          </table:table-cell>
          <table:table-cell office:value-type="float" office:value="658" table:style-name="ce7">
            <text:p>658</text:p>
          </table:table-cell>
          <table:table-cell office:value-type="float" office:value="418" table:style-name="ce7">
            <text:p>418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Gesamtfläche</text:p>
          </table:table-cell>
          <table:table-cell office:value-type="float" office:value="428112.73940000002" table:style-name="ce9">
            <text:p>428 112,74</text:p>
          </table:table-cell>
          <table:table-cell office:value-type="float" office:value="81134.712100000004" table:style-name="ce9">
            <text:p>81 134,71</text:p>
          </table:table-cell>
          <table:table-cell office:value-type="float" office:value="14182.8789" table:style-name="ce9">
            <text:p>14 182,88</text:p>
          </table:table-cell>
          <table:table-cell office:value-type="float" office:value="212256.29019999999" table:style-name="ce9">
            <text:p>212 256,29</text:p>
          </table:table-cell>
          <table:table-cell office:value-type="float" office:value="26763.218499999999" table:style-name="ce9">
            <text:p>26 763,22</text:p>
          </table:table-cell>
          <table:table-cell office:value-type="float" office:value="11607.9298" table:style-name="ce9">
            <text:p>11 607,93</text:p>
          </table:table-cell>
          <table:table-cell office:value-type="float" office:value="24667.326499999999" table:style-name="ce9">
            <text:p>24 667,33</text:p>
          </table:table-cell>
          <table:table-cell office:value-type="float" office:value="34134.284299999999" table:style-name="ce9">
            <text:p>34 134,28</text:p>
          </table:table-cell>
          <table:table-cell office:value-type="float" office:value="18825.6041" table:style-name="ce9">
            <text:p>18 825,60</text:p>
          </table:table-cell>
          <table:table-cell office:value-type="float" office:value="4540.4949999999999" table:style-name="ce9">
            <text:p>4 540,50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Landwirtschaftlich genutzte Fläche</text:p>
          </table:table-cell>
          <table:table-cell office:value-type="float" office:value="414006.7623" table:style-name="ce9">
            <text:p>414 006,76</text:p>
          </table:table-cell>
          <table:table-cell office:value-type="float" office:value="80501.905299999999" table:style-name="ce9">
            <text:p>80 501,91</text:p>
          </table:table-cell>
          <table:table-cell office:value-type="float" office:value="13064.466399999999" table:style-name="ce9">
            <text:p>13 064,47</text:p>
          </table:table-cell>
          <table:table-cell office:value-type="float" office:value="210535.56830000001" table:style-name="ce9">
            <text:p>210 535,57</text:p>
          </table:table-cell>
          <table:table-cell office:value-type="float" office:value="26264.501700000001" table:style-name="ce9">
            <text:p>26 264,50</text:p>
          </table:table-cell>
          <table:table-cell office:value-type="float" office:value="10434.7358" table:style-name="ce9">
            <text:p>10 434,74</text:p>
          </table:table-cell>
          <table:table-cell office:value-type="float" office:value="23287.867399999999" table:style-name="ce9">
            <text:p>23 287,87</text:p>
          </table:table-cell>
          <table:table-cell office:value-type="float" office:value="28034.3066" table:style-name="ce9">
            <text:p>28 034,31</text:p>
          </table:table-cell>
          <table:table-cell office:value-type="float" office:value="17467.927500000002" table:style-name="ce9">
            <text:p>17 467,93</text:p>
          </table:table-cell>
          <table:table-cell office:value-type="float" office:value="4415.4832999999999" table:style-name="ce9">
            <text:p>4 415,48</text:p>
          </table:table-cell>
          <table:table-cell table:number-columns-repeated="16373" table:style-name="ce5"/>
        </table:table-row>
        <table:table-row table:style-name="ro3">
          <table:table-cell office:value-type="string" table:number-columns-spanned="11" table:number-rows-spanned="1" table:style-name="ce15">
            <text:p>Betriebe nur mit forstwirtschaftlich genutzter Fläche</text:p>
          </table:table-cell>
          <table:covered-table-cell table:number-columns-repeated="10"/>
          <table:table-cell table:number-columns-repeated="16373" table:style-name="ce5"/>
        </table:table-row>
        <table:table-row table:style-name="ro3">
          <table:table-cell office:value-type="string" table:style-name="ce6">
            <text:p>Betriebe</text:p>
          </table:table-cell>
          <table:table-cell office:value-type="float" office:value="44444" table:style-name="ce7">
            <text:p>44 444</text:p>
          </table:table-cell>
          <table:table-cell office:value-type="float" office:value="2579" table:style-name="ce7">
            <text:p>2 579</text:p>
          </table:table-cell>
          <table:table-cell office:value-type="float" office:value="7983" table:style-name="ce7">
            <text:p>7 983</text:p>
          </table:table-cell>
          <table:table-cell office:value-type="float" office:value="8754" table:style-name="ce7">
            <text:p>8 754</text:p>
          </table:table-cell>
          <table:table-cell office:value-type="float" office:value="6665" table:style-name="ce7">
            <text:p>6 665</text:p>
          </table:table-cell>
          <table:table-cell office:value-type="float" office:value="2079" table:style-name="ce7">
            <text:p>2 079</text:p>
          </table:table-cell>
          <table:table-cell office:value-type="float" office:value="11209" table:style-name="ce7">
            <text:p>11 209</text:p>
          </table:table-cell>
          <table:table-cell office:value-type="float" office:value="3507" table:style-name="ce7">
            <text:p>3 507</text:p>
          </table:table-cell>
          <table:table-cell office:value-type="float" office:value="1416" table:style-name="ce7">
            <text:p>1 416</text:p>
          </table:table-cell>
          <table:table-cell office:value-type="float" office:value="252" table:style-name="ce7">
            <text:p>252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Gesamtfläche</text:p>
          </table:table-cell>
          <table:table-cell office:value-type="float" office:value="2148250.1197000002" table:style-name="ce9">
            <text:p>2 148 250,12</text:p>
          </table:table-cell>
          <table:table-cell office:value-type="float" office:value="50164.653200000001" table:style-name="ce9">
            <text:p>50 164,65</text:p>
          </table:table-cell>
          <table:table-cell office:value-type="float" office:value="299864.16580000002" table:style-name="ce9">
            <text:p>299 864,17</text:p>
          </table:table-cell>
          <table:table-cell office:value-type="float" office:value="303131.5687" table:style-name="ce9">
            <text:p>303 131,57</text:p>
          </table:table-cell>
          <table:table-cell office:value-type="float" office:value="231221.63260000001" table:style-name="ce9">
            <text:p>231 221,63</text:p>
          </table:table-cell>
          <table:table-cell office:value-type="float" office:value="281612.86820000003" table:style-name="ce9">
            <text:p>281 612,87</text:p>
          </table:table-cell>
          <table:table-cell office:value-type="float" office:value="342759.61810000002" table:style-name="ce9">
            <text:p>342 759,62</text:p>
          </table:table-cell>
          <table:table-cell office:value-type="float" office:value="541464.51080000005" table:style-name="ce9">
            <text:p>541 464,51</text:p>
          </table:table-cell>
          <table:table-cell office:value-type="float" office:value="95742.566699999996" table:style-name="ce9">
            <text:p>95 742,57</text:p>
          </table:table-cell>
          <table:table-cell office:value-type="float" office:value="2288.5356000000002" table:style-name="ce9">
            <text:p>2 288,54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Forstwirtschaftlich genutzte Fläche</text:p>
          </table:table-cell>
          <table:table-cell office:value-type="float" office:value="1584882.4162999999" table:style-name="ce9">
            <text:p>1 584 882,42</text:p>
          </table:table-cell>
          <table:table-cell office:value-type="float" office:value="45612.021500000003" table:style-name="ce9">
            <text:p>45 612,02</text:p>
          </table:table-cell>
          <table:table-cell office:value-type="float" office:value="215600.42749999999" table:style-name="ce9">
            <text:p>215 600,43</text:p>
          </table:table-cell>
          <table:table-cell office:value-type="float" office:value="279822.94510000001" table:style-name="ce9">
            <text:p>279 822,95</text:p>
          </table:table-cell>
          <table:table-cell office:value-type="float" office:value="173912.1097" table:style-name="ce9">
            <text:p>173 912,11</text:p>
          </table:table-cell>
          <table:table-cell office:value-type="float" office:value="174220.76860000001" table:style-name="ce9">
            <text:p>174 220,77</text:p>
          </table:table-cell>
          <table:table-cell office:value-type="float" office:value="278073.68819999998" table:style-name="ce9">
            <text:p>278 073,69</text:p>
          </table:table-cell>
          <table:table-cell office:value-type="float" office:value="358217.6287" table:style-name="ce9">
            <text:p>358 217,63</text:p>
          </table:table-cell>
          <table:table-cell office:value-type="float" office:value="57240.531900000002" table:style-name="ce9">
            <text:p>57 240,53</text:p>
          </table:table-cell>
          <table:table-cell office:value-type="float" office:value="2182.2950999999998" table:style-name="ce9">
            <text:p>2 182,30</text:p>
          </table:table-cell>
          <table:table-cell table:number-columns-repeated="16373" table:style-name="ce5"/>
        </table:table-row>
        <table:table-row table:style-name="ro3">
          <table:table-cell office:value-type="string" table:number-columns-spanned="11" table:number-rows-spanned="1" table:style-name="ce15">
            <text:p>Betriebe mit land- und forstwirtschaftlich genutzter Fläche</text:p>
          </table:table-cell>
          <table:covered-table-cell table:number-columns-repeated="10"/>
          <table:table-cell table:number-columns-repeated="16373" table:style-name="ce5"/>
        </table:table-row>
        <table:table-row table:style-name="ro3">
          <table:table-cell office:value-type="string" table:style-name="ce6">
            <text:p>Betriebe</text:p>
          </table:table-cell>
          <table:table-cell office:value-type="float" office:value="92623" table:style-name="ce7">
            <text:p>92 623</text:p>
          </table:table-cell>
          <table:table-cell office:value-type="float" office:value="2739" table:style-name="ce7">
            <text:p>2 739</text:p>
          </table:table-cell>
          <table:table-cell office:value-type="float" office:value="9401" table:style-name="ce7">
            <text:p>9 401</text:p>
          </table:table-cell>
          <table:table-cell office:value-type="float" office:value="21580" table:style-name="ce7">
            <text:p>21 580</text:p>
          </table:table-cell>
          <table:table-cell office:value-type="float" office:value="20845" table:style-name="ce7">
            <text:p>20 845</text:p>
          </table:table-cell>
          <table:table-cell office:value-type="float" office:value="6474" table:style-name="ce7">
            <text:p>6 474</text:p>
          </table:table-cell>
          <table:table-cell office:value-type="float" office:value="20469" table:style-name="ce7">
            <text:p>20 469</text:p>
          </table:table-cell>
          <table:table-cell office:value-type="float" office:value="8881" table:style-name="ce7">
            <text:p>8 881</text:p>
          </table:table-cell>
          <table:table-cell office:value-type="float" office:value="2199" table:style-name="ce7">
            <text:p>2 199</text:p>
          </table:table-cell>
          <table:table-cell office:value-type="float" office:value="35" table:style-name="ce7">
            <text:p>35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Gesamtfläche</text:p>
          </table:table-cell>
          <table:table-cell office:value-type="float" office:value="4364399.3825000003" table:style-name="ce9">
            <text:p>4 364 399,38</text:p>
          </table:table-cell>
          <table:table-cell office:value-type="float" office:value="140281.5607" table:style-name="ce9">
            <text:p>140 281,56</text:p>
          </table:table-cell>
          <table:table-cell office:value-type="float" office:value="520421.18810000003" table:style-name="ce9">
            <text:p>520 421,19</text:p>
          </table:table-cell>
          <table:table-cell office:value-type="float" office:value="1137255.8507999999" table:style-name="ce9">
            <text:p>1 137 255,85</text:p>
          </table:table-cell>
          <table:table-cell office:value-type="float" office:value="796417.29099999997" table:style-name="ce9">
            <text:p>796 417,29</text:p>
          </table:table-cell>
          <table:table-cell office:value-type="float" office:value="307602.60249999998" table:style-name="ce9">
            <text:p>307 602,60</text:p>
          </table:table-cell>
          <table:table-cell office:value-type="float" office:value="1010200.6758" table:style-name="ce9">
            <text:p>1 010 200,68</text:p>
          </table:table-cell>
          <table:table-cell office:value-type="float" office:value="361367.05129999999" table:style-name="ce9">
            <text:p>361 367,05</text:p>
          </table:table-cell>
          <table:table-cell office:value-type="float" office:value="80544.296199999997" table:style-name="ce9">
            <text:p>80 544,30</text:p>
          </table:table-cell>
          <table:table-cell office:value-type="float" office:value="10308.866099999999" table:style-name="ce9">
            <text:p>10 308,87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Landwirtschaftlich genutzte Fläche</text:p>
          </table:table-cell>
          <table:table-cell office:value-type="float" office:value="2188658.9216" table:style-name="ce9">
            <text:p>2 188 658,92</text:p>
          </table:table-cell>
          <table:table-cell office:value-type="float" office:value="95814.314599999998" table:style-name="ce9">
            <text:p>95 814,31</text:p>
          </table:table-cell>
          <table:table-cell office:value-type="float" office:value="197922.6808" table:style-name="ce9">
            <text:p>197 922,68</text:p>
          </table:table-cell>
          <table:table-cell office:value-type="float" office:value="675258.95810000005" table:style-name="ce9">
            <text:p>675 258,96</text:p>
          </table:table-cell>
          <table:table-cell office:value-type="float" office:value="476715.09009999997" table:style-name="ce9">
            <text:p>476 715,09</text:p>
          </table:table-cell>
          <table:table-cell office:value-type="float" office:value="154167.92980000001" table:style-name="ce9">
            <text:p>154 167,93</text:p>
          </table:table-cell>
          <table:table-cell office:value-type="float" office:value="332798.28330000001" table:style-name="ce9">
            <text:p>332 798,28</text:p>
          </table:table-cell>
          <table:table-cell office:value-type="float" office:value="197724.24909999999" table:style-name="ce9">
            <text:p>197 724,25</text:p>
          </table:table-cell>
          <table:table-cell office:value-type="float" office:value="56336.669500000004" table:style-name="ce9">
            <text:p>56 336,67</text:p>
          </table:table-cell>
          <table:table-cell office:value-type="float" office:value="1920.7463" table:style-name="ce9">
            <text:p>1 920,75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Forstwirtschaftlich genutzte Fläche</text:p>
          </table:table-cell>
          <table:table-cell office:value-type="float" office:value="1828723.7080999999" table:style-name="ce9">
            <text:p>1 828 723,71</text:p>
          </table:table-cell>
          <table:table-cell office:value-type="float" office:value="41849.947" table:style-name="ce9">
            <text:p>41 849,95</text:p>
          </table:table-cell>
          <table:table-cell office:value-type="float" office:value="282007.01939999999" table:style-name="ce9">
            <text:p>282 007,02</text:p>
          </table:table-cell>
          <table:table-cell office:value-type="float" office:value="425533.30369999999" table:style-name="ce9">
            <text:p>425 533,30</text:p>
          </table:table-cell>
          <table:table-cell office:value-type="float" office:value="275240.1876" table:style-name="ce9">
            <text:p>275 240,19</text:p>
          </table:table-cell>
          <table:table-cell office:value-type="float" office:value="94917.4035" table:style-name="ce9">
            <text:p>94 917,40</text:p>
          </table:table-cell>
          <table:table-cell office:value-type="float" office:value="572536.76249999995" table:style-name="ce9">
            <text:p>572 536,76</text:p>
          </table:table-cell>
          <table:table-cell office:value-type="float" office:value="110613.1024" table:style-name="ce9">
            <text:p>110 613,10</text:p>
          </table:table-cell>
          <table:table-cell office:value-type="float" office:value="18476.341899999999" table:style-name="ce9">
            <text:p>18 476,34</text:p>
          </table:table-cell>
          <table:table-cell office:value-type="float" office:value="7549.6400999999996" table:style-name="ce9">
            <text:p>7 549,64</text:p>
          </table:table-cell>
          <table:table-cell table:number-columns-repeated="16373" table:style-name="ce5"/>
        </table:table-row>
        <table:table-row table:style-name="ro3">
          <table:table-cell office:value-type="string" table:number-columns-spanned="11" table:number-rows-spanned="1" table:style-name="ce15">
            <text:p>Betriebe ohne land- und forstwirtschaftliche Fläche</text:p>
          </table:table-cell>
          <table:covered-table-cell table:number-columns-repeated="10"/>
          <table:table-cell table:number-columns-repeated="16373" table:style-name="ce5"/>
        </table:table-row>
        <table:table-row table:style-name="ro3">
          <table:table-cell office:value-type="string" table:style-name="ce6">
            <text:p>Betriebe</text:p>
          </table:table-cell>
          <table:table-cell office:value-type="float" office:value="270" table:style-name="ce7">
            <text:p>270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72" table:style-name="ce7">
            <text:p>72</text:p>
          </table:table-cell>
          <table:table-cell office:value-type="float" office:value="40" table:style-name="ce7">
            <text:p>40</text:p>
          </table:table-cell>
          <table:table-cell office:value-type="float" office:value="10" table:style-name="ce7">
            <text:p>10</text:p>
          </table:table-cell>
          <table:table-cell office:value-type="float" office:value="67" table:style-name="ce7">
            <text:p>67</text:p>
          </table:table-cell>
          <table:table-cell office:value-type="float" office:value="37" table:style-name="ce7">
            <text:p>37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table:number-columns-repeated="16373" table:style-name="ce5"/>
        </table:table-row>
        <table:table-row table:style-name="ro3">
          <table:table-cell office:value-type="string" table:style-name="ce8">
            <text:p>Gesamtfläche</text:p>
          </table:table-cell>
          <table:table-cell office:value-type="float" office:value="131.2158" table:style-name="ce9">
            <text:p>131,22</text:p>
          </table:table-cell>
          <table:table-cell office:value-type="float" office:value="5.7317" table:style-name="ce9">
            <text:p>5,73</text:p>
          </table:table-cell>
          <table:table-cell office:value-type="float" office:value="5.0301999999999998" table:style-name="ce9">
            <text:p>5,03</text:p>
          </table:table-cell>
          <table:table-cell office:value-type="float" office:value="47.923699999999997" table:style-name="ce9">
            <text:p>47,92</text:p>
          </table:table-cell>
          <table:table-cell office:value-type="float" office:value="14.092599999999999" table:style-name="ce9">
            <text:p>14,09</text:p>
          </table:table-cell>
          <table:table-cell office:value-type="float" office:value="15.0602" table:style-name="ce9">
            <text:p>15,06</text:p>
          </table:table-cell>
          <table:table-cell office:value-type="float" office:value="32.451900000000002" table:style-name="ce9">
            <text:p>32,45</text:p>
          </table:table-cell>
          <table:table-cell office:value-type="float" office:value="9.8582999999999998" table:style-name="ce9">
            <text:p>9,86</text:p>
          </table:table-cell>
          <table:table-cell office:value-type="float" office:value="1.0086999999999999" table:style-name="ce11">
            <text:p>1,01</text:p>
          </table:table-cell>
          <table:table-cell office:value-type="float" office:value="5.8500000000000003E-2" table:style-name="ce11">
            <text:p>0,06</text:p>
          </table:table-cell>
          <table:table-cell table:number-columns-repeated="16373" table:style-name="ce5"/>
        </table:table-row>
        <table:table-row table:style-name="ro3">
          <table:table-cell office:value-type="string" table:number-columns-spanned="11" table:number-rows-spanned="1" table:style-name="ce16">
            <text:p>Q: STATISTIK AUSTRIA, Agrarstrukturerhebung. Erstellt am 12.07.2022. – Rundungsdifferenzen technisch bedingt.</text:p>
          </table:table-cell>
          <table:covered-table-cell table:number-columns-repeated="10"/>
          <table:table-cell table:number-columns-repeated="16373" table:style-name="ce17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Akzent1_32_2" style:display-name="20% - Akzent1 2" style:family="table-cell" style:data-style-name="N0">
      <style:table-cell-properties fo:background-color="#DCE6F1"/>
    </style:style>
    <style:style style:name="_50_0_37__32_-_32_Akzent1_32_2_32_2" style:display-name="20% - Akzent1 2 2" style:family="table-cell" style:data-style-name="N0">
      <style:table-cell-properties fo:background-color="#DCE6F1"/>
    </style:style>
    <style:style style:name="_50_0_37__32_-_32_Akzent1_32_2_32_2_32_2" style:display-name="20% - Akzent1 2 2 2" style:family="table-cell" style:data-style-name="N0">
      <style:table-cell-properties fo:background-color="#DCE6F1"/>
    </style:style>
    <style:style style:name="_50_0_37__32_-_32_Akzent1_32_2_32_3" style:display-name="20% - Akzent1 2 3" style:family="table-cell" style:data-style-name="N0">
      <style:table-cell-properties fo:background-color="#DCE6F1"/>
    </style:style>
    <style:style style:name="_50_0_37__32_-_32_Akzent2_32_2" style:display-name="20% - Akzent2 2" style:family="table-cell" style:data-style-name="N0">
      <style:table-cell-properties fo:background-color="#F2DCDB"/>
    </style:style>
    <style:style style:name="_50_0_37__32_-_32_Akzent2_32_2_32_2" style:display-name="20% - Akzent2 2 2" style:family="table-cell" style:data-style-name="N0">
      <style:table-cell-properties fo:background-color="#F2DCDB"/>
    </style:style>
    <style:style style:name="_50_0_37__32_-_32_Akzent2_32_2_32_2_32_2" style:display-name="20% - Akzent2 2 2 2" style:family="table-cell" style:data-style-name="N0">
      <style:table-cell-properties fo:background-color="#F2DCDB"/>
    </style:style>
    <style:style style:name="_50_0_37__32_-_32_Akzent2_32_2_32_3" style:display-name="20% - Akzent2 2 3" style:family="table-cell" style:data-style-name="N0">
      <style:table-cell-properties fo:background-color="#F2DCDB"/>
    </style:style>
    <style:style style:name="_50_0_37__32_-_32_Akzent3_32_2" style:display-name="20% - Akzent3 2" style:family="table-cell" style:data-style-name="N0">
      <style:table-cell-properties fo:background-color="#EBF1DE"/>
    </style:style>
    <style:style style:name="_50_0_37__32_-_32_Akzent3_32_2_32_2" style:display-name="20% - Akzent3 2 2" style:family="table-cell" style:data-style-name="N0">
      <style:table-cell-properties fo:background-color="#EBF1DE"/>
    </style:style>
    <style:style style:name="_50_0_37__32_-_32_Akzent3_32_2_32_2_32_2" style:display-name="20% - Akzent3 2 2 2" style:family="table-cell" style:data-style-name="N0">
      <style:table-cell-properties fo:background-color="#EBF1DE"/>
    </style:style>
    <style:style style:name="_50_0_37__32_-_32_Akzent3_32_2_32_3" style:display-name="20% - Akzent3 2 3" style:family="table-cell" style:data-style-name="N0">
      <style:table-cell-properties fo:background-color="#EBF1DE"/>
    </style:style>
    <style:style style:name="_50_0_37__32_-_32_Akzent4_32_2" style:display-name="20% - Akzent4 2" style:family="table-cell" style:data-style-name="N0">
      <style:table-cell-properties fo:background-color="#E4DFEC"/>
    </style:style>
    <style:style style:name="_50_0_37__32_-_32_Akzent4_32_2_32_2" style:display-name="20% - Akzent4 2 2" style:family="table-cell" style:data-style-name="N0">
      <style:table-cell-properties fo:background-color="#E4DFEC"/>
    </style:style>
    <style:style style:name="_50_0_37__32_-_32_Akzent4_32_2_32_2_32_2" style:display-name="20% - Akzent4 2 2 2" style:family="table-cell" style:data-style-name="N0">
      <style:table-cell-properties fo:background-color="#E4DFEC"/>
    </style:style>
    <style:style style:name="_50_0_37__32_-_32_Akzent4_32_2_32_3" style:display-name="20% - Akzent4 2 3" style:family="table-cell" style:data-style-name="N0">
      <style:table-cell-properties fo:background-color="#E4DFEC"/>
    </style:style>
    <style:style style:name="_50_0_37__32_-_32_Akzent5_32_2" style:display-name="20% - Akzent5 2" style:family="table-cell" style:data-style-name="N0">
      <style:table-cell-properties fo:background-color="#DAEEF3"/>
    </style:style>
    <style:style style:name="_50_0_37__32_-_32_Akzent5_32_2_32_2" style:display-name="20% - Akzent5 2 2" style:family="table-cell" style:data-style-name="N0">
      <style:table-cell-properties fo:background-color="#DAEEF3"/>
    </style:style>
    <style:style style:name="_50_0_37__32_-_32_Akzent5_32_2_32_2_32_2" style:display-name="20% - Akzent5 2 2 2" style:family="table-cell" style:data-style-name="N0">
      <style:table-cell-properties fo:background-color="#DAEEF3"/>
    </style:style>
    <style:style style:name="_50_0_37__32_-_32_Akzent5_32_2_32_3" style:display-name="20% - Akzent5 2 3" style:family="table-cell" style:data-style-name="N0">
      <style:table-cell-properties fo:background-color="#DAEEF3"/>
    </style:style>
    <style:style style:name="_50_0_37__32_-_32_Akzent6_32_2" style:display-name="20% - Akzent6 2" style:family="table-cell" style:data-style-name="N0">
      <style:table-cell-properties fo:background-color="#FDE9D9"/>
    </style:style>
    <style:style style:name="_50_0_37__32_-_32_Akzent6_32_2_32_2" style:display-name="20% - Akzent6 2 2" style:family="table-cell" style:data-style-name="N0">
      <style:table-cell-properties fo:background-color="#FDE9D9"/>
    </style:style>
    <style:style style:name="_50_0_37__32_-_32_Akzent6_32_2_32_2_32_2" style:display-name="20% - Akzent6 2 2 2" style:family="table-cell" style:data-style-name="N0">
      <style:table-cell-properties fo:background-color="#FDE9D9"/>
    </style:style>
    <style:style style:name="_50_0_37__32_-_32_Akzent6_32_2_32_3" style:display-name="20% - Akzent6 2 3" style:family="table-cell" style:data-style-name="N0">
      <style:table-cell-properties fo:background-color="#FDE9D9"/>
    </style:style>
    <style:style style:name="_52_0_37__32_-_32_Akzent1_32_2" style:display-name="40% - Akzent1 2" style:family="table-cell" style:data-style-name="N0">
      <style:table-cell-properties fo:background-color="#B8CCE4"/>
    </style:style>
    <style:style style:name="_52_0_37__32_-_32_Akzent1_32_2_32_2" style:display-name="40% - Akzent1 2 2" style:family="table-cell" style:data-style-name="N0">
      <style:table-cell-properties fo:background-color="#B8CCE4"/>
    </style:style>
    <style:style style:name="_52_0_37__32_-_32_Akzent1_32_2_32_2_32_2" style:display-name="40% - Akzent1 2 2 2" style:family="table-cell" style:data-style-name="N0">
      <style:table-cell-properties fo:background-color="#B8CCE4"/>
    </style:style>
    <style:style style:name="_52_0_37__32_-_32_Akzent1_32_2_32_3" style:display-name="40% - Akzent1 2 3" style:family="table-cell" style:data-style-name="N0">
      <style:table-cell-properties fo:background-color="#B8CCE4"/>
    </style:style>
    <style:style style:name="_52_0_37__32_-_32_Akzent2_32_2" style:display-name="40% - Akzent2 2" style:family="table-cell" style:data-style-name="N0">
      <style:table-cell-properties fo:background-color="#E6B8B7"/>
    </style:style>
    <style:style style:name="_52_0_37__32_-_32_Akzent2_32_2_32_2" style:display-name="40% - Akzent2 2 2" style:family="table-cell" style:data-style-name="N0">
      <style:table-cell-properties fo:background-color="#E6B8B7"/>
    </style:style>
    <style:style style:name="_52_0_37__32_-_32_Akzent2_32_2_32_2_32_2" style:display-name="40% - Akzent2 2 2 2" style:family="table-cell" style:data-style-name="N0">
      <style:table-cell-properties fo:background-color="#E6B8B7"/>
    </style:style>
    <style:style style:name="_52_0_37__32_-_32_Akzent2_32_2_32_3" style:display-name="40% - Akzent2 2 3" style:family="table-cell" style:data-style-name="N0">
      <style:table-cell-properties fo:background-color="#E6B8B7"/>
    </style:style>
    <style:style style:name="_52_0_37__32_-_32_Akzent3_32_2" style:display-name="40% - Akzent3 2" style:family="table-cell" style:data-style-name="N0">
      <style:table-cell-properties fo:background-color="#D8E4BC"/>
    </style:style>
    <style:style style:name="_52_0_37__32_-_32_Akzent3_32_2_32_2" style:display-name="40% - Akzent3 2 2" style:family="table-cell" style:data-style-name="N0">
      <style:table-cell-properties fo:background-color="#D8E4BC"/>
    </style:style>
    <style:style style:name="_52_0_37__32_-_32_Akzent3_32_2_32_2_32_2" style:display-name="40% - Akzent3 2 2 2" style:family="table-cell" style:data-style-name="N0">
      <style:table-cell-properties fo:background-color="#D8E4BC"/>
    </style:style>
    <style:style style:name="_52_0_37__32_-_32_Akzent3_32_2_32_3" style:display-name="40% - Akzent3 2 3" style:family="table-cell" style:data-style-name="N0">
      <style:table-cell-properties fo:background-color="#D8E4BC"/>
    </style:style>
    <style:style style:name="_52_0_37__32_-_32_Akzent4_32_2" style:display-name="40% - Akzent4 2" style:family="table-cell" style:data-style-name="N0">
      <style:table-cell-properties fo:background-color="#CCC0DA"/>
    </style:style>
    <style:style style:name="_52_0_37__32_-_32_Akzent4_32_2_32_2" style:display-name="40% - Akzent4 2 2" style:family="table-cell" style:data-style-name="N0">
      <style:table-cell-properties fo:background-color="#CCC0DA"/>
    </style:style>
    <style:style style:name="_52_0_37__32_-_32_Akzent4_32_2_32_2_32_2" style:display-name="40% - Akzent4 2 2 2" style:family="table-cell" style:data-style-name="N0">
      <style:table-cell-properties fo:background-color="#CCC0DA"/>
    </style:style>
    <style:style style:name="_52_0_37__32_-_32_Akzent4_32_2_32_3" style:display-name="40% - Akzent4 2 3" style:family="table-cell" style:data-style-name="N0">
      <style:table-cell-properties fo:background-color="#CCC0DA"/>
    </style:style>
    <style:style style:name="_52_0_37__32_-_32_Akzent5_32_2" style:display-name="40% - Akzent5 2" style:family="table-cell" style:data-style-name="N0">
      <style:table-cell-properties fo:background-color="#B7DEE8"/>
    </style:style>
    <style:style style:name="_52_0_37__32_-_32_Akzent5_32_2_32_2" style:display-name="40% - Akzent5 2 2" style:family="table-cell" style:data-style-name="N0">
      <style:table-cell-properties fo:background-color="#B7DEE8"/>
    </style:style>
    <style:style style:name="_52_0_37__32_-_32_Akzent5_32_2_32_2_32_2" style:display-name="40% - Akzent5 2 2 2" style:family="table-cell" style:data-style-name="N0">
      <style:table-cell-properties fo:background-color="#B7DEE8"/>
    </style:style>
    <style:style style:name="_52_0_37__32_-_32_Akzent5_32_2_32_3" style:display-name="40% - Akzent5 2 3" style:family="table-cell" style:data-style-name="N0">
      <style:table-cell-properties fo:background-color="#B7DEE8"/>
    </style:style>
    <style:style style:name="_52_0_37__32_-_32_Akzent6_32_2" style:display-name="40% - Akzent6 2" style:family="table-cell" style:data-style-name="N0">
      <style:table-cell-properties fo:background-color="#FCD5B4"/>
    </style:style>
    <style:style style:name="_52_0_37__32_-_32_Akzent6_32_2_32_2" style:display-name="40% - Akzent6 2 2" style:family="table-cell" style:data-style-name="N0">
      <style:table-cell-properties fo:background-color="#FCD5B4"/>
    </style:style>
    <style:style style:name="_52_0_37__32_-_32_Akzent6_32_2_32_2_32_2" style:display-name="40% - Akzent6 2 2 2" style:family="table-cell" style:data-style-name="N0">
      <style:table-cell-properties fo:background-color="#FCD5B4"/>
    </style:style>
    <style:style style:name="_52_0_37__32_-_32_Akzent6_32_2_32_3" style:display-name="40% - Akzent6 2 3" style:family="table-cell" style:data-style-name="N0">
      <style:table-cell-properties fo:background-color="#FCD5B4"/>
    </style:style>
    <style:style style:name="_54_0_37__32_-_32_Akzent1_32_2" style:display-name="60% - Akzent1 2" style:family="table-cell" style:data-style-name="N0">
      <style:table-cell-properties fo:background-color="#95B3D7"/>
      <style:text-properties fo:color="#FFFFFF"/>
    </style:style>
    <style:style style:name="_54_0_37__32_-_32_Akzent2_32_2" style:display-name="60% - Akzent2 2" style:family="table-cell" style:data-style-name="N0">
      <style:table-cell-properties fo:background-color="#DA9694"/>
      <style:text-properties fo:color="#FFFFFF"/>
    </style:style>
    <style:style style:name="_54_0_37__32_-_32_Akzent3_32_2" style:display-name="60% - Akzent3 2" style:family="table-cell" style:data-style-name="N0">
      <style:table-cell-properties fo:background-color="#C4D79B"/>
      <style:text-properties fo:color="#FFFFFF"/>
    </style:style>
    <style:style style:name="_54_0_37__32_-_32_Akzent4_32_2" style:display-name="60% - Akzent4 2" style:family="table-cell" style:data-style-name="N0">
      <style:table-cell-properties fo:background-color="#B1A0C7"/>
      <style:text-properties fo:color="#FFFFFF"/>
    </style:style>
    <style:style style:name="_54_0_37__32_-_32_Akzent5_32_2" style:display-name="60% - Akzent5 2" style:family="table-cell" style:data-style-name="N0">
      <style:table-cell-properties fo:background-color="#92CDDC"/>
      <style:text-properties fo:color="#FFFFFF"/>
    </style:style>
    <style:style style:name="_54_0_37__32_-_32_Akzent6_32_2" style:display-name="60% - Akzent6 2" style:family="table-cell" style:data-style-name="N0">
      <style:table-cell-properties fo:background-color="#FABF8F"/>
      <style:text-properties fo:color="#FFFFFF"/>
    </style:style>
    <style:style style:name="Akzent1_32_2" style:display-name="Akzent1 2" style:family="table-cell" style:data-style-name="N0">
      <style:table-cell-properties fo:background-color="#4F81BD"/>
      <style:text-properties fo:color="#FFFFFF"/>
    </style:style>
    <style:style style:name="Akzent2_32_2" style:display-name="Akzent2 2" style:family="table-cell" style:data-style-name="N0">
      <style:table-cell-properties fo:background-color="#C0504D"/>
      <style:text-properties fo:color="#FFFFFF"/>
    </style:style>
    <style:style style:name="Akzent3_32_2" style:display-name="Akzent3 2" style:family="table-cell" style:data-style-name="N0">
      <style:table-cell-properties fo:background-color="#9BBB59"/>
      <style:text-properties fo:color="#FFFFFF"/>
    </style:style>
    <style:style style:name="Akzent4_32_2" style:display-name="Akzent4 2" style:family="table-cell" style:data-style-name="N0">
      <style:table-cell-properties fo:background-color="#8064A2"/>
      <style:text-properties fo:color="#FFFFFF"/>
    </style:style>
    <style:style style:name="Akzent5_32_2" style:display-name="Akzent5 2" style:family="table-cell" style:data-style-name="N0">
      <style:table-cell-properties fo:background-color="#4BACC6"/>
      <style:text-properties fo:color="#FFFFFF"/>
    </style:style>
    <style:style style:name="Akzent6_32_2" style:display-name="Akzent6 2" style:family="table-cell" style:data-style-name="N0">
      <style:table-cell-properties fo:background-color="#F79646"/>
      <style:text-properties fo:color="#FFFFFF"/>
    </style:style>
    <style:style style:name="Ausgabe_32_2" style:display-name="Ausgabe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_32_2" style:display-name="Berechnung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_32_2" style:display-name="Eingabe 2" style:family="table-cell" style:data-style-name="N0">
      <style:table-cell-properties fo:border="thin solid #7F7F7F" fo:background-color="#FFCC99"/>
      <style:text-properties fo:color="#3F3F76"/>
    </style:style>
    <style:style style:name="Ergebnis_32_2" style:display-name="Ergebnis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Erkl_228_render_32_Text_32_2" style:display-name="Erklärender Text 2" style:family="table-cell" style:data-style-name="N0">
      <style:text-properties fo:color="#7F7F7F" fo:font-style="italic" style:font-style-asian="italic" style:font-style-complex="italic"/>
    </style:style>
    <style:style style:name="Gut_32_2" style:display-name="Gut 2" style:family="table-cell" style:data-style-name="N0">
      <style:table-cell-properties fo:background-color="#C6EFCE"/>
      <style:text-properties fo:color="#006100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Notiz_32_2_32_2" style:display-name="Notiz 2 2" style:family="table-cell" style:data-style-name="N0">
      <style:table-cell-properties fo:border="thin solid #B2B2B2" fo:background-color="#FFFFCC"/>
    </style:style>
    <style:style style:name="Notiz_32_2_32_2_32_2" style:display-name="Notiz 2 2 2" style:family="table-cell" style:data-style-name="N0">
      <style:table-cell-properties fo:border="thin solid #B2B2B2" fo:background-color="#FFFFCC"/>
    </style:style>
    <style:style style:name="Notiz_32_2_32_3" style:display-name="Notiz 2 3" style:family="table-cell" style:data-style-name="N0">
      <style:table-cell-properties fo:border="thin solid #B2B2B2" fo:background-color="#FFFFCC"/>
    </style:style>
    <style:style style:name="Notiz_32_3" style:display-name="Notiz 3" style:family="table-cell" style:data-style-name="N0">
      <style:table-cell-properties fo:border="thin solid #B2B2B2" fo:background-color="#FFFFCC"/>
    </style:style>
    <style:style style:name="Notiz_32_4" style:display-name="Notiz 4" style:family="table-cell" style:data-style-name="N0">
      <style:table-cell-properties fo:border="thin solid #B2B2B2" fo:background-color="#FFFFCC"/>
    </style:style>
    <style:style style:name="Schlecht_32_2" style:display-name="Schlecht 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10" style:display-name="Standard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andard_32_3_32_2" style:display-name="Standard 3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andard_32_3_32_3" style:display-name="Standard 3 3" style:family="table-cell" style:data-style-name="N0">
      <style:table-cell-properties style:vertical-align="automatic" fo:background-color="transparent"/>
    </style:style>
    <style:style style:name="Standard_32_4" style:display-name="Standard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andard_32_4_32_2" style:display-name="Standard 4 2" style:family="table-cell" style:data-style-name="N0">
      <style:table-cell-properties style:vertical-align="automatic" fo:background-color="transparent"/>
    </style:style>
    <style:style style:name="Standard_32_4_32_3" style:display-name="Standard 4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andard_32_4_32_4" style:display-name="Standard 4 4" style:family="table-cell" style:data-style-name="N0">
      <style:table-cell-properties style:vertical-align="automatic" fo:background-color="transparent"/>
    </style:style>
    <style:style style:name="Standard_32_4_32_4_32_2" style:display-name="Standard 4 4 2" style:family="table-cell" style:data-style-name="N0">
      <style:table-cell-properties style:vertical-align="automatic" fo:background-color="transparent"/>
    </style:style>
    <style:style style:name="Standard_32_4_32_4_32_2_32_2" style:display-name="Standard 4 4 2 2" style:family="table-cell" style:data-style-name="N0">
      <style:table-cell-properties style:vertical-align="automatic" fo:background-color="transparent"/>
    </style:style>
    <style:style style:name="Standard_32_4_32_4_32_3" style:display-name="Standard 4 4 3" style:family="table-cell" style:data-style-name="N0">
      <style:table-cell-properties style:vertical-align="automatic" fo:background-color="transparent"/>
    </style:style>
    <style:style style:name="Standard_32_5" style:display-name="Standard 5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Standard_32_5_32_2" style:display-name="Standard 5 2" style:family="table-cell" style:data-style-name="N0">
      <style:table-cell-properties style:vertical-align="automatic" fo:background-color="transparent"/>
    </style:style>
    <style:style style:name="Standard_32_5_32_2_32_2" style:display-name="Standard 5 2 2" style:family="table-cell" style:data-style-name="N0">
      <style:table-cell-properties style:vertical-align="automatic" fo:background-color="transparent"/>
    </style:style>
    <style:style style:name="Standard_32_5_32_2_32_2_32_2" style:display-name="Standard 5 2 2 2" style:family="table-cell" style:data-style-name="N0">
      <style:table-cell-properties style:vertical-align="automatic" fo:background-color="transparent"/>
    </style:style>
    <style:style style:name="Standard_32_5_32_2_32_3" style:display-name="Standard 5 2 3" style:family="table-cell" style:data-style-name="N0">
      <style:table-cell-properties style:vertical-align="automatic" fo:background-color="transparent"/>
    </style:style>
    <style:style style:name="Standard_32_6" style:display-name="Standard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7" style:display-name="Standard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8" style:display-name="Standard 8" style:family="table-cell" style:data-style-name="N0">
      <style:table-cell-properties style:vertical-align="automatic" fo:background-color="transparent"/>
    </style:style>
    <style:style style:name="Standard_32_9" style:display-name="Standard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yle3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Style5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Style7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_220_berschrift_32_1_32_2" style:display-name="Überschrift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20_berschrift_32_2_32_2" style:display-name="Überschrift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20_berschrift_32_3_32_2" style:display-name="Überschrift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_220_berschrift_32_4_32_2" style:display-name="Überschrift 4 2" style:family="table-cell" style:data-style-name="N0">
      <style:text-properties fo:color="#1F497D" fo:font-weight="bold" style:font-weight-asian="bold" style:font-weight-complex="bold"/>
    </style:style>
    <style:style style:name="Verkn_252_pfte_32_Zelle_32_2" style:display-name="Verknüpfte Zelle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_32_2" style:display-name="Warnender Text 2" style:family="table-cell" style:data-style-name="N0">
      <style:text-properties fo:color="#FF0000"/>
    </style:style>
    <style:style style:name="Zelle_32__252_berpr_252_fen_32_2" style:display-name="Zelle überprüfen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393700787401575in" fo:margin-right="0.393700787401575in" style:print-orientation="landscape" style:print-page-order="ttb" style:first-page-number="continue" style:scale-to="7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dc:title>Agrarstrukturerhebung 2016</dc:title>
    <dc:description/>
    <meta:initial-creator>Dötzl, Peyr</meta:initial-creator>
    <dc:creator>UNFRIED Natalie</dc:creator>
    <meta:creation-date>2018-02-14T08:55:29Z</meta:creation-date>
    <dc:date>2022-12-20T07:01:56Z</dc:date>
    <meta:print-date>2022-12-20T07:01:52Z</meta:print-date>
    <meta:editing-duration>PT0S</meta:editing-duration>
    <meta:user-defined meta:name="VersandFertig" meta:value-type="boolean">true</meta:user-defined>
  </office:meta>
</office:document-meta>
</file>